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6265e" officeooo:paragraph-rsid="0016265e"/>
    </style:style>
    <style:style style:name="P2" style:family="paragraph" style:parent-style-name="Text_20_body">
      <style:text-properties fo:font-size="18pt" style:text-underline-style="none" fo:font-weight="normal" officeooo:rsid="0016265e" officeooo:paragraph-rsid="0016265e" style:font-size-asian="15.75pt" style:font-weight-asian="normal" style:font-size-complex="18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a28bf" officeooo:paragraph-rsid="001a28bf" style:font-size-asian="15.75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c288a" officeooo:paragraph-rsid="001c288a" style:font-size-asian="15.75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e7b17" officeooo:paragraph-rsid="001e7b17" style:font-size-asian="15.75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1fc314" officeooo:paragraph-rsid="001fc314" style:font-size-asian="15.75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43b3c" officeooo:paragraph-rsid="00243b3c" style:font-size-asian="15.75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5e4c" officeooo:paragraph-rsid="00255e4c" style:font-size-asian="15.75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5e85b" officeooo:paragraph-rsid="0025e85b" style:font-size-asian="15.75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83274" officeooo:paragraph-rsid="00283274" style:font-size-asian="15.75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38f9" officeooo:paragraph-rsid="002938f9" style:font-size-asian="15.75pt" style:font-weight-asian="normal" style:font-size-complex="18pt" style:font-weight-complex="normal"/>
    </style:style>
    <style:style style:name="P12" style:family="paragraph" style:parent-style-name="Text_20_body">
      <style:text-properties fo:font-size="18pt" style:text-underline-style="none" fo:font-weight="normal" officeooo:rsid="00297820" officeooo:paragraph-rsid="00297820" style:font-size-asian="15.75pt" style:font-weight-asian="normal" style:font-size-complex="18pt" style:font-weight-complex="normal"/>
    </style:style>
    <style:style style:name="P13" style:family="paragraph" style:parent-style-name="Text_20_body">
      <style:text-properties fo:font-size="18pt" style:text-underline-style="none" fo:font-weight="normal" officeooo:rsid="002abc6c" officeooo:paragraph-rsid="002abc6c" style:font-size-asian="15.75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ec238" officeooo:paragraph-rsid="002ec238" style:font-size-asian="15.75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0a610" style:font-size-asian="15.75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30a610" officeooo:paragraph-rsid="0030a610" style:font-size-asian="15.75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20f7c" officeooo:paragraph-rsid="00320f7c" style:font-size-asian="15.75pt" style:font-weight-asian="normal" style:font-size-complex="18pt" style:font-weight-complex="normal"/>
    </style:style>
    <style:style style:name="P18" style:family="paragraph" style:parent-style-name="Text_20_body" style:list-style-name="L1">
      <style:text-properties fo:font-size="18pt" style:text-underline-style="none" fo:font-weight="normal" officeooo:rsid="0033d10e" officeooo:paragraph-rsid="0033d10e" style:font-size-asian="15.75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93873" officeooo:paragraph-rsid="00393873" style:font-size-asian="15.75pt" style:font-weight-asian="normal" style:font-size-complex="18pt" style:font-weight-complex="normal"/>
    </style:style>
    <style:style style:name="P20" style:family="paragraph" style:parent-style-name="Text_20_body" style:list-style-name="L2">
      <style:text-properties fo:font-size="18pt" style:text-underline-style="none" fo:font-weight="normal" officeooo:rsid="003a6379" officeooo:paragraph-rsid="003a6379" style:font-size-asian="15.75pt" style:font-weight-asian="normal" style:font-size-complex="18pt" style:font-weight-complex="normal"/>
    </style:style>
    <style:style style:name="P21" style:family="paragraph" style:parent-style-name="Text_20_body" style:list-style-name="L2">
      <style:text-properties fo:font-size="18pt" style:text-underline-style="none" fo:font-weight="normal" officeooo:rsid="003b53c3" officeooo:paragraph-rsid="003b53c3" style:font-size-asian="15.75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cbbdd" officeooo:paragraph-rsid="003cbbdd" style:font-size-asian="15.75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1a28bf" officeooo:paragraph-rsid="003dd187" style:font-size-asian="15.75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1c288a" officeooo:paragraph-rsid="003dd187" style:font-size-asian="15.75pt" style:font-weight-asian="normal" style:font-size-complex="18pt" style:font-weight-complex="normal"/>
    </style:style>
    <style:style style:name="P25" style:family="paragraph" style:parent-style-name="Text_20_body">
      <style:text-properties fo:font-size="18pt" style:text-underline-style="none" fo:font-weight="normal" officeooo:rsid="001e7b17" officeooo:paragraph-rsid="003dd187" style:font-size-asian="15.75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1fc314" officeooo:paragraph-rsid="003dd187" style:font-size-asian="15.75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243b3c" officeooo:paragraph-rsid="003dd187" style:font-size-asian="15.75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255e4c" officeooo:paragraph-rsid="003dd187" style:font-size-asian="15.75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25e85b" officeooo:paragraph-rsid="003dd187" style:font-size-asian="15.75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283274" officeooo:paragraph-rsid="003dd187" style:font-size-asian="15.75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2938f9" officeooo:paragraph-rsid="003dd187" style:font-size-asian="15.75pt" style:font-weight-asian="normal" style:font-size-complex="18pt" style:font-weight-complex="normal"/>
    </style:style>
    <style:style style:name="P32" style:family="paragraph" style:parent-style-name="Text_20_body">
      <style:text-properties fo:font-size="18pt" style:text-underline-style="none" fo:font-weight="normal" officeooo:rsid="00297820" officeooo:paragraph-rsid="003dd187" style:font-size-asian="15.75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2abc6c" officeooo:paragraph-rsid="003dd187" style:font-size-asian="15.75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2ec238" officeooo:paragraph-rsid="003dd187" style:font-size-asian="15.75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dd187" style:font-size-asian="15.75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30a610" officeooo:paragraph-rsid="003dd187" style:font-size-asian="15.75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320f7c" officeooo:paragraph-rsid="003dd187" style:font-size-asian="15.75pt" style:font-weight-asian="normal" style:font-size-complex="18pt" style:font-weight-complex="normal"/>
    </style:style>
    <style:style style:name="P38" style:family="paragraph" style:parent-style-name="Text_20_body" style:list-style-name="L1">
      <style:text-properties fo:font-size="18pt" style:text-underline-style="none" fo:font-weight="normal" officeooo:rsid="0033d10e" officeooo:paragraph-rsid="003dd187" style:font-size-asian="15.75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393873" officeooo:paragraph-rsid="003dd187" style:font-size-asian="15.75pt" style:font-weight-asian="normal" style:font-size-complex="18pt" style:font-weight-complex="normal"/>
    </style:style>
    <style:style style:name="P40" style:family="paragraph" style:parent-style-name="Text_20_body" style:list-style-name="L3">
      <style:text-properties fo:font-size="18pt" style:text-underline-style="none" fo:font-weight="normal" officeooo:rsid="003a6379" officeooo:paragraph-rsid="003dd187" style:font-size-asian="15.75pt" style:font-weight-asian="normal" style:font-size-complex="18pt" style:font-weight-complex="normal"/>
    </style:style>
    <style:style style:name="P41" style:family="paragraph" style:parent-style-name="Text_20_body" style:list-style-name="L3">
      <style:text-properties fo:font-size="18pt" style:text-underline-style="none" fo:font-weight="normal" officeooo:rsid="003b53c3" officeooo:paragraph-rsid="004c8b6e" style:font-size-asian="15.75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4c8b6e" officeooo:paragraph-rsid="004c8b6e" style:font-size-asian="15.75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1a28bf" officeooo:paragraph-rsid="004ef08d" style:font-size-asian="15.75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1c288a" officeooo:paragraph-rsid="004ef08d" style:font-size-asian="15.75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1e7b17" officeooo:paragraph-rsid="004ef08d" style:font-size-asian="15.75pt" style:font-weight-asian="normal" style:font-size-complex="18pt" style:font-weight-complex="normal"/>
    </style:style>
    <style:style style:name="P46" style:family="paragraph" style:parent-style-name="Text_20_body">
      <style:text-properties fo:font-size="18pt" style:text-underline-style="none" fo:font-weight="normal" officeooo:rsid="001fc314" officeooo:paragraph-rsid="004ef08d" style:font-size-asian="15.75pt" style:font-weight-asian="normal" style:font-size-complex="18pt" style:font-weight-complex="normal"/>
    </style:style>
    <style:style style:name="P47" style:family="paragraph" style:parent-style-name="Text_20_body">
      <style:text-properties fo:font-size="18pt" style:text-underline-style="none" fo:font-weight="normal" officeooo:rsid="00243b3c" officeooo:paragraph-rsid="004ef08d" style:font-size-asian="15.75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255e4c" officeooo:paragraph-rsid="004ef08d" style:font-size-asian="15.75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25e85b" officeooo:paragraph-rsid="004ef08d" style:font-size-asian="15.75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283274" officeooo:paragraph-rsid="004ef08d" style:font-size-asian="15.75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2938f9" officeooo:paragraph-rsid="004ef08d" style:font-size-asian="15.75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297820" officeooo:paragraph-rsid="004ef08d" style:font-size-asian="15.75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2abc6c" officeooo:paragraph-rsid="004ef08d" style:font-size-asian="15.75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2ec238" officeooo:paragraph-rsid="004ef08d" style:font-size-asian="15.75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4ef08d" style:font-size-asian="15.75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30a610" officeooo:paragraph-rsid="004ef08d" style:font-size-asian="15.75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320f7c" officeooo:paragraph-rsid="004ef08d" style:font-size-asian="15.75pt" style:font-weight-asian="normal" style:font-size-complex="18pt" style:font-weight-complex="normal"/>
    </style:style>
    <style:style style:name="P58" style:family="paragraph" style:parent-style-name="Text_20_body" style:list-style-name="L1">
      <style:text-properties fo:font-size="18pt" style:text-underline-style="none" fo:font-weight="normal" officeooo:rsid="0033d10e" officeooo:paragraph-rsid="004ef08d" style:font-size-asian="15.75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393873" officeooo:paragraph-rsid="004ef08d" style:font-size-asian="15.75pt" style:font-weight-asian="normal" style:font-size-complex="18pt" style:font-weight-complex="normal"/>
    </style:style>
    <style:style style:name="P60" style:family="paragraph" style:parent-style-name="Text_20_body" style:list-style-name="L4">
      <style:text-properties fo:font-size="18pt" style:text-underline-style="none" fo:font-weight="normal" officeooo:rsid="003a6379" officeooo:paragraph-rsid="004ef08d" style:font-size-asian="15.75pt" style:font-weight-asian="normal" style:font-size-complex="18pt" style:font-weight-complex="normal"/>
    </style:style>
    <style:style style:name="P61" style:family="paragraph" style:parent-style-name="Text_20_body" style:list-style-name="L4">
      <style:text-properties fo:font-size="18pt" style:text-underline-style="none" fo:font-weight="normal" officeooo:rsid="003b53c3" officeooo:paragraph-rsid="004ef08d" style:font-size-asian="15.75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4c8b6e" officeooo:paragraph-rsid="004ef08d" style:font-size-asian="15.75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5be990" officeooo:paragraph-rsid="005be990" style:font-size-asian="15.75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5f190b" officeooo:paragraph-rsid="005f190b" style:font-size-asian="15.75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615b95" officeooo:paragraph-rsid="00615b95" style:font-size-asian="15.75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69cc9d" officeooo:paragraph-rsid="0069cc9d" style:font-size-asian="15.75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6afca0" officeooo:paragraph-rsid="006afca0" style:font-size-asian="15.75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6d0988" officeooo:paragraph-rsid="006d0988" style:font-size-asian="15.75pt" style:font-weight-asian="normal" style:font-size-complex="18pt" style:font-weight-complex="normal"/>
    </style:style>
    <style:style style:name="P69" style:family="paragraph" style:parent-style-name="Text_20_body">
      <style:text-properties fo:font-size="18pt" style:text-underline-style="none" fo:font-weight="normal" officeooo:rsid="006d59fd" officeooo:paragraph-rsid="006d59fd" style:font-size-asian="15.75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solid" style:text-underline-width="auto" style:text-underline-color="font-color" fo:font-weight="normal" officeooo:rsid="006f567c" officeooo:paragraph-rsid="006f567c" style:font-size-asian="15.75pt" style:font-weight-asian="normal" style:font-size-complex="18pt" style:font-weight-complex="normal"/>
    </style:style>
    <style:style style:name="P71" style:family="paragraph" style:parent-style-name="Text_20_body">
      <style:text-properties fo:font-size="18pt" style:text-underline-style="none" fo:font-weight="normal" officeooo:rsid="006f567c" officeooo:paragraph-rsid="006f567c" style:font-size-asian="15.75pt" style:font-weight-asian="normal" style:font-size-complex="18pt" style:font-weight-complex="normal"/>
    </style:style>
    <style:style style:name="P72" style:family="paragraph" style:parent-style-name="Text_20_body">
      <style:text-properties fo:font-size="18pt" style:text-underline-style="none" fo:font-weight="normal" officeooo:rsid="0071ee60" officeooo:paragraph-rsid="0071ee60" style:font-size-asian="15.75pt" style:font-weight-asian="normal" style:font-size-complex="18pt" style:font-weight-complex="normal"/>
    </style:style>
    <style:style style:name="P73" style:family="paragraph" style:parent-style-name="Text_20_body" style:list-style-name="L5">
      <style:text-properties fo:font-size="18pt" style:text-underline-style="none" fo:font-weight="normal" officeooo:rsid="007288b2" officeooo:paragraph-rsid="007288b2" style:font-size-asian="15.75pt" style:font-weight-asian="normal" style:font-size-complex="18pt" style:font-weight-complex="normal"/>
    </style:style>
    <style:style style:name="P74" style:family="paragraph" style:parent-style-name="Text_20_body">
      <style:text-properties fo:font-size="18pt" style:text-underline-style="none" fo:font-weight="normal" officeooo:rsid="00740dda" officeooo:paragraph-rsid="00740dda" style:font-size-asian="15.75pt" style:font-weight-asian="normal" style:font-size-complex="18pt" style:font-weight-complex="normal"/>
    </style:style>
    <style:style style:name="P75" style:family="paragraph" style:parent-style-name="Text_20_body" style:list-style-name="L6">
      <style:text-properties fo:font-size="18pt" style:text-underline-style="none" fo:font-weight="normal" officeooo:rsid="00750b7a" officeooo:paragraph-rsid="00750b7a" style:font-size-asian="15.75pt" style:font-weight-asian="normal" style:font-size-complex="18pt" style:font-weight-complex="normal"/>
    </style:style>
    <style:style style:name="P76" style:family="paragraph" style:parent-style-name="Text_20_body">
      <style:text-properties fo:font-size="18pt" style:text-underline-style="none" fo:font-weight="normal" officeooo:rsid="007534ea" officeooo:paragraph-rsid="007534ea" style:font-size-asian="15.75pt" style:font-weight-asian="normal" style:font-size-complex="18pt" style:font-weight-complex="normal"/>
    </style:style>
    <style:style style:name="P77" style:family="paragraph" style:parent-style-name="Text_20_body">
      <style:text-properties fo:font-size="18pt" style:text-underline-style="none" fo:font-weight="normal" officeooo:rsid="007673cf" officeooo:paragraph-rsid="007673cf" style:font-size-asian="15.75pt" style:font-weight-asian="normal" style:font-size-complex="18pt" style:font-weight-complex="normal"/>
    </style:style>
    <style:style style:name="P78" style:family="paragraph" style:parent-style-name="Text_20_body">
      <style:text-properties fo:font-size="18pt" style:text-underline-style="none" fo:font-weight="normal" officeooo:rsid="0077000a" officeooo:paragraph-rsid="0077000a" style:font-size-asian="15.75pt" style:font-weight-asian="normal" style:font-size-complex="18pt" style:font-weight-complex="normal"/>
    </style:style>
    <style:style style:name="P79" style:family="paragraph" style:parent-style-name="Text_20_body">
      <style:text-properties fo:font-size="18pt" style:text-underline-style="none" fo:font-weight="normal" officeooo:rsid="0077f3de" officeooo:paragraph-rsid="0077f3de" style:font-size-asian="15.75pt" style:font-weight-asian="normal" style:font-size-complex="18pt" style:font-weight-complex="normal"/>
    </style:style>
    <style:style style:name="P80" style:family="paragraph" style:parent-style-name="Text_20_body">
      <style:text-properties fo:font-size="18pt" style:text-underline-style="solid" style:text-underline-width="auto" style:text-underline-color="font-color" fo:font-weight="normal" officeooo:rsid="0077f3de" officeooo:paragraph-rsid="0077f3de" style:font-size-asian="15.75pt" style:font-weight-asian="normal" style:font-size-complex="18pt" style:font-weight-complex="normal"/>
    </style:style>
    <style:style style:name="P81" style:family="paragraph" style:parent-style-name="Text_20_body">
      <style:text-properties fo:font-size="18pt" style:text-underline-style="none" fo:font-weight="normal" officeooo:rsid="0071ee60" officeooo:paragraph-rsid="007cf91e" style:font-size-asian="15.75pt" style:font-weight-asian="normal" style:font-size-complex="18pt" style:font-weight-complex="normal"/>
    </style:style>
    <style:style style:name="P82" style:family="paragraph" style:parent-style-name="Text_20_body" style:list-style-name="L7">
      <style:text-properties fo:font-size="18pt" style:text-underline-style="none" fo:font-weight="normal" officeooo:rsid="007288b2" officeooo:paragraph-rsid="0083a5a9" style:font-size-asian="15.75pt" style:font-weight-asian="normal" style:font-size-complex="18pt" style:font-weight-complex="normal"/>
    </style:style>
    <style:style style:name="P83" style:family="paragraph" style:parent-style-name="Text_20_body">
      <style:text-properties fo:font-size="18pt" style:text-underline-style="none" fo:font-weight="normal" officeooo:rsid="008634c7" officeooo:paragraph-rsid="008634c7" style:font-size-asian="15.75pt" style:font-weight-asian="normal" style:font-size-complex="18pt" style:font-weight-complex="normal"/>
    </style:style>
    <style:style style:name="P84" style:family="paragraph" style:parent-style-name="Text_20_body">
      <style:text-properties fo:font-size="18pt" style:text-underline-style="none" fo:font-weight="normal" officeooo:rsid="008bd034" officeooo:paragraph-rsid="008bd034" style:font-size-asian="15.75pt" style:font-weight-asian="normal" style:font-size-complex="18pt" style:font-weight-complex="normal"/>
    </style:style>
    <style:style style:name="P85" style:family="paragraph" style:parent-style-name="Text_20_body">
      <style:text-properties fo:font-size="18pt" style:text-underline-style="none" fo:font-weight="normal" officeooo:rsid="008d7e99" officeooo:paragraph-rsid="008d7e99" style:font-size-asian="15.75pt" style:font-weight-asian="normal" style:font-size-complex="18pt" style:font-weight-complex="normal"/>
    </style:style>
    <style:style style:name="P86" style:family="paragraph" style:parent-style-name="Text_20_body">
      <style:text-properties fo:font-size="18pt" style:text-underline-style="none" fo:font-weight="normal" officeooo:rsid="009096c1" officeooo:paragraph-rsid="009096c1" style:font-size-asian="15.75pt" style:font-weight-asian="normal" style:font-size-complex="18pt" style:font-weight-complex="normal"/>
    </style:style>
    <style:style style:name="P87" style:family="paragraph" style:parent-style-name="Text_20_body">
      <style:text-properties fo:font-size="18pt" style:text-underline-style="none" fo:font-weight="normal" officeooo:rsid="0091412b" officeooo:paragraph-rsid="0091412b" style:font-size-asian="15.75pt" style:font-weight-asian="normal" style:font-size-complex="18pt" style:font-weight-complex="normal"/>
    </style:style>
    <style:style style:name="P88" style:family="paragraph" style:parent-style-name="Text_20_body">
      <style:text-properties fo:font-size="18pt" style:text-underline-style="none" fo:font-weight="normal" officeooo:rsid="0092f044" officeooo:paragraph-rsid="0092f044" style:font-size-asian="15.75pt" style:font-weight-asian="normal" style:font-size-complex="18pt" style:font-weight-complex="normal"/>
    </style:style>
    <style:style style:name="P89" style:family="paragraph" style:parent-style-name="Text_20_body">
      <style:text-properties fo:font-size="18pt" style:text-underline-style="none" fo:font-weight="normal" officeooo:rsid="0094bd30" officeooo:paragraph-rsid="0094bd30" style:font-size-asian="15.75pt" style:font-weight-asian="normal" style:font-size-complex="18pt" style:font-weight-complex="normal"/>
    </style:style>
    <style:style style:name="P90" style:family="paragraph" style:parent-style-name="Text_20_body">
      <style:text-properties fo:font-size="18pt" style:text-underline-style="none" fo:font-weight="normal" officeooo:rsid="00957efa" officeooo:paragraph-rsid="00957efa" style:font-size-asian="15.75pt" style:font-weight-asian="normal" style:font-size-complex="18pt" style:font-weight-complex="normal"/>
    </style:style>
    <style:style style:name="P91" style:family="paragraph" style:parent-style-name="Text_20_body">
      <style:text-properties fo:font-size="18pt" style:text-underline-style="none" fo:font-weight="normal" officeooo:rsid="0096920b" officeooo:paragraph-rsid="0096920b" style:font-size-asian="15.75pt" style:font-weight-asian="normal" style:font-size-complex="18pt" style:font-weight-complex="normal"/>
    </style:style>
    <style:style style:name="P92" style:family="paragraph" style:parent-style-name="Text_20_body">
      <style:text-properties fo:font-size="18pt" style:text-underline-style="none" fo:font-weight="normal" officeooo:rsid="009a2526" officeooo:paragraph-rsid="009a2526" style:font-size-asian="15.75pt" style:font-weight-asian="normal" style:font-size-complex="18pt" style:font-weight-complex="normal"/>
    </style:style>
    <style:style style:name="P93" style:family="paragraph" style:parent-style-name="Text_20_body">
      <style:text-properties fo:font-size="18pt" style:text-underline-style="none" fo:font-weight="normal" officeooo:rsid="009b4a2c" officeooo:paragraph-rsid="009b4a2c" style:font-size-asian="15.75pt" style:font-weight-asian="normal" style:font-size-complex="18pt" style:font-weight-complex="normal"/>
    </style:style>
    <style:style style:name="P94" style:family="paragraph" style:parent-style-name="Text_20_body">
      <style:text-properties fo:font-size="18pt" style:text-underline-style="none" fo:font-weight="normal" officeooo:rsid="009d7c24" officeooo:paragraph-rsid="009d7c24" style:font-size-asian="15.75pt" style:font-weight-asian="normal" style:font-size-complex="18pt" style:font-weight-complex="normal"/>
    </style:style>
    <style:style style:name="P95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9dfbdb" style:font-size-asian="15.75pt" style:font-weight-asian="normal" style:font-size-complex="18pt" style:font-weight-complex="normal"/>
    </style:style>
    <style:style style:name="P96" style:family="paragraph" style:parent-style-name="Text_20_body">
      <style:text-properties fo:font-size="18pt" style:text-underline-style="none" fo:font-weight="normal" officeooo:rsid="009dfbdb" officeooo:paragraph-rsid="009dfbdb" style:font-size-asian="15.75pt" style:font-weight-asian="normal" style:font-size-complex="18pt" style:font-weight-complex="normal"/>
    </style:style>
    <style:style style:name="P97" style:family="paragraph" style:parent-style-name="Text_20_body">
      <style:text-properties fo:font-size="18pt" style:text-underline-style="none" fo:font-weight="normal" officeooo:rsid="00a2eb04" officeooo:paragraph-rsid="00a2eb04" style:font-size-asian="15.75pt" style:font-weight-asian="normal" style:font-size-complex="18pt" style:font-weight-complex="normal"/>
    </style:style>
    <style:style style:name="P98" style:family="paragraph" style:parent-style-name="Text_20_body" style:list-style-name="L8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99" style:family="paragraph" style:parent-style-name="Text_20_body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100" style:family="paragraph" style:parent-style-name="Text_20_body">
      <style:text-properties fo:font-size="18pt" style:text-underline-style="none" fo:font-weight="normal" officeooo:rsid="008bd034" officeooo:paragraph-rsid="00a61daa" style:font-size-asian="15.75pt" style:font-weight-asian="normal" style:font-size-complex="18pt" style:font-weight-complex="normal"/>
    </style:style>
    <style:style style:name="P101" style:family="paragraph" style:parent-style-name="Text_20_body">
      <style:text-properties fo:font-size="18pt" style:text-underline-style="none" fo:font-weight="normal" officeooo:rsid="008d7e99" officeooo:paragraph-rsid="00a61daa" style:font-size-asian="15.75pt" style:font-weight-asian="normal" style:font-size-complex="18pt" style:font-weight-complex="normal"/>
    </style:style>
    <style:style style:name="P102" style:family="paragraph" style:parent-style-name="Text_20_body">
      <style:text-properties fo:font-size="18pt" style:text-underline-style="none" fo:font-weight="normal" officeooo:rsid="009096c1" officeooo:paragraph-rsid="00a61daa" style:font-size-asian="15.75pt" style:font-weight-asian="normal" style:font-size-complex="18pt" style:font-weight-complex="normal"/>
    </style:style>
    <style:style style:name="P103" style:family="paragraph" style:parent-style-name="Text_20_body">
      <style:text-properties fo:font-size="18pt" style:text-underline-style="none" fo:font-weight="normal" officeooo:rsid="0091412b" officeooo:paragraph-rsid="00a61daa" style:font-size-asian="15.75pt" style:font-weight-asian="normal" style:font-size-complex="18pt" style:font-weight-complex="normal"/>
    </style:style>
    <style:style style:name="P104" style:family="paragraph" style:parent-style-name="Text_20_body">
      <style:text-properties fo:font-size="18pt" style:text-underline-style="none" fo:font-weight="normal" officeooo:rsid="0092f044" officeooo:paragraph-rsid="00a61daa" style:font-size-asian="15.75pt" style:font-weight-asian="normal" style:font-size-complex="18pt" style:font-weight-complex="normal"/>
    </style:style>
    <style:style style:name="P105" style:family="paragraph" style:parent-style-name="Text_20_body">
      <style:text-properties fo:font-size="18pt" style:text-underline-style="none" fo:font-weight="normal" officeooo:rsid="0094bd30" officeooo:paragraph-rsid="00a61daa" style:font-size-asian="15.75pt" style:font-weight-asian="normal" style:font-size-complex="18pt" style:font-weight-complex="normal"/>
    </style:style>
    <style:style style:name="P106" style:family="paragraph" style:parent-style-name="Text_20_body">
      <style:text-properties fo:font-size="18pt" style:text-underline-style="none" fo:font-weight="normal" officeooo:rsid="00957efa" officeooo:paragraph-rsid="00a61daa" style:font-size-asian="15.75pt" style:font-weight-asian="normal" style:font-size-complex="18pt" style:font-weight-complex="normal"/>
    </style:style>
    <style:style style:name="P107" style:family="paragraph" style:parent-style-name="Text_20_body">
      <style:text-properties fo:font-size="18pt" style:text-underline-style="none" fo:font-weight="normal" officeooo:rsid="009b4a2c" officeooo:paragraph-rsid="00a61daa" style:font-size-asian="15.75pt" style:font-weight-asian="normal" style:font-size-complex="18pt" style:font-weight-complex="normal"/>
    </style:style>
    <style:style style:name="P108" style:family="paragraph" style:parent-style-name="Text_20_body">
      <style:text-properties fo:font-size="18pt" style:text-underline-style="none" fo:font-weight="normal" officeooo:rsid="009d7c24" officeooo:paragraph-rsid="00a61daa" style:font-size-asian="15.75pt" style:font-weight-asian="normal" style:font-size-complex="18pt" style:font-weight-complex="normal"/>
    </style:style>
    <style:style style:name="P109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a61daa" style:font-size-asian="15.75pt" style:font-weight-asian="normal" style:font-size-complex="18pt" style:font-weight-complex="normal"/>
    </style:style>
    <style:style style:name="P110" style:family="paragraph" style:parent-style-name="Text_20_body">
      <style:text-properties fo:font-size="18pt" style:text-underline-style="none" fo:font-weight="normal" officeooo:rsid="009dfbdb" officeooo:paragraph-rsid="00a61daa" style:font-size-asian="15.75pt" style:font-weight-asian="normal" style:font-size-complex="18pt" style:font-weight-complex="normal"/>
    </style:style>
    <style:style style:name="P111" style:family="paragraph" style:parent-style-name="Text_20_body">
      <style:text-properties fo:font-size="18pt" style:text-underline-style="none" fo:font-weight="normal" officeooo:rsid="00a2eb04" officeooo:paragraph-rsid="00a61daa" style:font-size-asian="15.75pt" style:font-weight-asian="normal" style:font-size-complex="18pt" style:font-weight-complex="normal"/>
    </style:style>
    <style:style style:name="P112" style:family="paragraph" style:parent-style-name="Text_20_body" style:list-style-name="L8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3" style:family="paragraph" style:parent-style-name="Text_20_body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4" style:family="paragraph" style:parent-style-name="Text_20_body">
      <style:text-properties fo:font-size="18pt" style:text-underline-style="none" fo:font-weight="normal" officeooo:rsid="008bd034" officeooo:paragraph-rsid="00b84009" style:font-size-asian="15.75pt" style:font-weight-asian="normal" style:font-size-complex="18pt" style:font-weight-complex="normal"/>
    </style:style>
    <style:style style:name="P115" style:family="paragraph" style:parent-style-name="Text_20_body">
      <style:text-properties fo:font-size="18pt" style:text-underline-style="none" fo:font-weight="normal" officeooo:rsid="008d7e99" officeooo:paragraph-rsid="00b84009" style:font-size-asian="15.75pt" style:font-weight-asian="normal" style:font-size-complex="18pt" style:font-weight-complex="normal"/>
    </style:style>
    <style:style style:name="P116" style:family="paragraph" style:parent-style-name="Text_20_body">
      <style:text-properties fo:font-size="18pt" style:text-underline-style="none" fo:font-weight="normal" officeooo:rsid="009096c1" officeooo:paragraph-rsid="00b84009" style:font-size-asian="15.75pt" style:font-weight-asian="normal" style:font-size-complex="18pt" style:font-weight-complex="normal"/>
    </style:style>
    <style:style style:name="P117" style:family="paragraph" style:parent-style-name="Text_20_body">
      <style:text-properties fo:font-size="18pt" style:text-underline-style="none" fo:font-weight="normal" officeooo:rsid="0091412b" officeooo:paragraph-rsid="00b84009" style:font-size-asian="15.75pt" style:font-weight-asian="normal" style:font-size-complex="18pt" style:font-weight-complex="normal"/>
    </style:style>
    <style:style style:name="P118" style:family="paragraph" style:parent-style-name="Text_20_body">
      <style:text-properties fo:font-size="18pt" style:text-underline-style="none" fo:font-weight="normal" officeooo:rsid="0092f044" officeooo:paragraph-rsid="00b84009" style:font-size-asian="15.75pt" style:font-weight-asian="normal" style:font-size-complex="18pt" style:font-weight-complex="normal"/>
    </style:style>
    <style:style style:name="P119" style:family="paragraph" style:parent-style-name="Text_20_body">
      <style:text-properties fo:font-size="18pt" style:text-underline-style="none" fo:font-weight="normal" officeooo:rsid="0094bd30" officeooo:paragraph-rsid="00b84009" style:font-size-asian="15.75pt" style:font-weight-asian="normal" style:font-size-complex="18pt" style:font-weight-complex="normal"/>
    </style:style>
    <style:style style:name="P120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b84009" style:font-size-asian="15.75pt" style:font-weight-asian="normal" style:font-size-complex="18pt" style:font-weight-complex="normal"/>
    </style:style>
    <style:style style:name="P121" style:family="paragraph" style:parent-style-name="Text_20_body">
      <style:text-properties fo:font-size="18pt" style:text-underline-style="none" fo:font-weight="normal" officeooo:rsid="009dfbdb" officeooo:paragraph-rsid="00b84009" style:font-size-asian="15.75pt" style:font-weight-asian="normal" style:font-size-complex="18pt" style:font-weight-complex="normal"/>
    </style:style>
    <style:style style:name="P122" style:family="paragraph" style:parent-style-name="Text_20_body">
      <style:text-properties fo:font-size="18pt" style:text-underline-style="none" fo:font-weight="normal" officeooo:rsid="00a2eb04" officeooo:paragraph-rsid="00b84009" style:font-size-asian="15.75pt" style:font-weight-asian="normal" style:font-size-complex="18pt" style:font-weight-complex="normal"/>
    </style:style>
    <style:style style:name="P123" style:family="paragraph" style:parent-style-name="Text_20_body" style:list-style-name="L8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4" style:family="paragraph" style:parent-style-name="Text_20_body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officeooo:rsid="001c288a" style:font-weight-asian="bold" style:font-weight-complex="bold"/>
    </style:style>
    <style:style style:name="T3" style:family="text">
      <style:text-properties officeooo:rsid="001d6ce5"/>
    </style:style>
    <style:style style:name="T4" style:family="text">
      <style:text-properties officeooo:rsid="001e9c27"/>
    </style:style>
    <style:style style:name="T5" style:family="text">
      <style:text-properties officeooo:rsid="0022e5d5"/>
    </style:style>
    <style:style style:name="T6" style:family="text">
      <style:text-properties officeooo:rsid="00255e4c"/>
    </style:style>
    <style:style style:name="T7" style:family="text">
      <style:text-properties officeooo:rsid="0025e85b"/>
    </style:style>
    <style:style style:name="T8" style:family="text">
      <style:text-properties officeooo:rsid="002708a1"/>
    </style:style>
    <style:style style:name="T9" style:family="text">
      <style:text-properties officeooo:rsid="002938f9"/>
    </style:style>
    <style:style style:name="T10" style:family="text">
      <style:text-properties officeooo:rsid="00297820"/>
    </style:style>
    <style:style style:name="T11" style:family="text">
      <style:text-properties officeooo:rsid="002abc6c"/>
    </style:style>
    <style:style style:name="T12" style:family="text">
      <style:text-properties officeooo:rsid="002d56a9"/>
    </style:style>
    <style:style style:name="T13" style:family="text">
      <style:text-properties officeooo:rsid="0035220e"/>
    </style:style>
    <style:style style:name="T14" style:family="text">
      <style:text-properties officeooo:rsid="0039c642"/>
    </style:style>
    <style:style style:name="T15" style:family="text">
      <style:text-properties fo:font-weight="bold" officeooo:rsid="003e5577" style:font-weight-asian="bold" style:font-weight-complex="bold"/>
    </style:style>
    <style:style style:name="T16" style:family="text">
      <style:text-properties officeooo:rsid="004105fc"/>
    </style:style>
    <style:style style:name="T17" style:family="text">
      <style:text-properties officeooo:rsid="00426366"/>
    </style:style>
    <style:style style:name="T18" style:family="text">
      <style:text-properties officeooo:rsid="0043a152"/>
    </style:style>
    <style:style style:name="T19" style:family="text">
      <style:text-properties officeooo:rsid="00456b95"/>
    </style:style>
    <style:style style:name="T20" style:family="text">
      <style:text-properties officeooo:rsid="00473864"/>
    </style:style>
    <style:style style:name="T21" style:family="text">
      <style:text-properties officeooo:rsid="00480912"/>
    </style:style>
    <style:style style:name="T22" style:family="text">
      <style:text-properties officeooo:rsid="00491128"/>
    </style:style>
    <style:style style:name="T23" style:family="text">
      <style:text-properties officeooo:rsid="004df3cd"/>
    </style:style>
    <style:style style:name="T24" style:family="text">
      <style:text-properties fo:font-weight="bold" officeooo:rsid="00500829" style:font-weight-asian="bold" style:font-weight-complex="bold"/>
    </style:style>
    <style:style style:name="T25" style:family="text">
      <style:text-properties officeooo:rsid="00525ccf"/>
    </style:style>
    <style:style style:name="T26" style:family="text">
      <style:text-properties officeooo:rsid="00536276"/>
    </style:style>
    <style:style style:name="T27" style:family="text">
      <style:text-properties officeooo:rsid="00549b8d"/>
    </style:style>
    <style:style style:name="T28" style:family="text">
      <style:text-properties officeooo:rsid="00551a96"/>
    </style:style>
    <style:style style:name="T29" style:family="text">
      <style:text-properties officeooo:rsid="00569327"/>
    </style:style>
    <style:style style:name="T30" style:family="text">
      <style:text-properties officeooo:rsid="00582686"/>
    </style:style>
    <style:style style:name="T31" style:family="text">
      <style:text-properties officeooo:rsid="0058b3d0"/>
    </style:style>
    <style:style style:name="T32" style:family="text">
      <style:text-properties officeooo:rsid="0059f6b6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f190b"/>
    </style:style>
    <style:style style:name="T35" style:family="text">
      <style:text-properties officeooo:rsid="005faafd"/>
    </style:style>
    <style:style style:name="T36" style:family="text">
      <style:text-properties officeooo:rsid="006667c2"/>
    </style:style>
    <style:style style:name="T37" style:family="text">
      <style:text-properties officeooo:rsid="0068d5e3"/>
    </style:style>
    <style:style style:name="T38" style:family="text">
      <style:text-properties officeooo:rsid="006afca0"/>
    </style:style>
    <style:style style:name="T39" style:family="text">
      <style:text-properties officeooo:rsid="006c5444"/>
    </style:style>
    <style:style style:name="T40" style:family="text">
      <style:text-properties officeooo:rsid="006d350b"/>
    </style:style>
    <style:style style:name="T41" style:family="text">
      <style:text-properties officeooo:rsid="006d59fd"/>
    </style:style>
    <style:style style:name="T42" style:family="text">
      <style:text-properties officeooo:rsid="006f11b7"/>
    </style:style>
    <style:style style:name="T43" style:family="text">
      <style:text-properties officeooo:rsid="0077000a"/>
    </style:style>
    <style:style style:name="T44" style:family="text">
      <style:text-properties officeooo:rsid="0077f3de"/>
    </style:style>
    <style:style style:name="T45" style:family="text">
      <style:text-properties officeooo:rsid="0084dff6"/>
    </style:style>
    <style:style style:name="T46" style:family="text">
      <style:text-properties fo:color="#00a933" loext:opacity="100%" fo:font-weight="bold" officeooo:rsid="008d7e99" style:font-weight-asian="bold" style:font-weight-complex="bold"/>
    </style:style>
    <style:style style:name="T47" style:family="text">
      <style:text-properties officeooo:rsid="009096c1"/>
    </style:style>
    <style:style style:name="T48" style:family="text">
      <style:text-properties officeooo:rsid="009132d1"/>
    </style:style>
    <style:style style:name="T49" style:family="text">
      <style:text-properties officeooo:rsid="0092a0fe"/>
    </style:style>
    <style:style style:name="T50" style:family="text">
      <style:text-properties officeooo:rsid="0092d2d7"/>
    </style:style>
    <style:style style:name="T51" style:family="text">
      <style:text-properties officeooo:rsid="0092f044"/>
    </style:style>
    <style:style style:name="T52" style:family="text">
      <style:text-properties officeooo:rsid="0094bd30"/>
    </style:style>
    <style:style style:name="T53" style:family="text">
      <style:text-properties officeooo:rsid="00957efa"/>
    </style:style>
    <style:style style:name="T54" style:family="text">
      <style:text-properties officeooo:rsid="0096920b"/>
    </style:style>
    <style:style style:name="T55" style:family="text">
      <style:text-properties officeooo:rsid="009742a2"/>
    </style:style>
    <style:style style:name="T56" style:family="text">
      <style:text-properties officeooo:rsid="00993383"/>
    </style:style>
    <style:style style:name="T57" style:family="text">
      <style:text-properties officeooo:rsid="00999c6b"/>
    </style:style>
    <style:style style:name="T58" style:family="text">
      <style:text-properties officeooo:rsid="009b4a2c"/>
    </style:style>
    <style:style style:name="T59" style:family="text">
      <style:text-properties officeooo:rsid="009caa08"/>
    </style:style>
    <style:style style:name="T60" style:family="text">
      <style:text-properties fo:color="#00a933" loext:opacity="100%" fo:font-weight="bold" officeooo:rsid="00a61daa" style:font-weight-asian="bold" style:font-weight-complex="bold"/>
    </style:style>
    <style:style style:name="T61" style:family="text">
      <style:text-properties officeooo:rsid="00a93eb4"/>
    </style:style>
    <style:style style:name="T62" style:family="text">
      <style:text-properties officeooo:rsid="00a9dd80"/>
    </style:style>
    <style:style style:name="T63" style:family="text">
      <style:text-properties officeooo:rsid="00acb520"/>
    </style:style>
    <style:style style:name="T64" style:family="text">
      <style:text-properties officeooo:rsid="00abc117"/>
    </style:style>
    <style:style style:name="T65" style:family="text">
      <style:text-properties officeooo:rsid="00ad6b54"/>
    </style:style>
    <style:style style:name="T66" style:family="text">
      <style:text-properties officeooo:rsid="00adfb0f"/>
    </style:style>
    <style:style style:name="T67" style:family="text">
      <style:text-properties officeooo:rsid="00aedbad"/>
    </style:style>
    <style:style style:name="T68" style:family="text">
      <style:text-properties officeooo:rsid="00b33885"/>
    </style:style>
    <style:style style:name="T69" style:family="text">
      <style:text-properties officeooo:rsid="00b3b6ca"/>
    </style:style>
    <style:style style:name="T70" style:family="text">
      <style:text-properties officeooo:rsid="00b490c9"/>
    </style:style>
    <style:style style:name="T71" style:family="text">
      <style:text-properties officeooo:rsid="00b591c2"/>
    </style:style>
    <style:style style:name="T72" style:family="text">
      <style:text-properties officeooo:rsid="00b639d4"/>
    </style:style>
    <style:style style:name="T73" style:family="text">
      <style:text-properties fo:color="#00a933" loext:opacity="100%" fo:font-weight="bold" officeooo:rsid="00b84009" style:font-weight-asian="bold" style:font-weight-complex="bold"/>
    </style:style>
    <style:style style:name="T74" style:family="text">
      <style:text-properties officeooo:rsid="00b8e2ae"/>
    </style:style>
    <style:style style:name="T75" style:family="text">
      <style:text-properties officeooo:rsid="00bac82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</text:p>
      <text:p text:style-name="P2"/>
      <text:p text:style-name="P3"><text:span text:style-name="T1">Use Case:</text:span> <text:span text:style-name="T2">Record Incoming Stock</text:span></text:p>
      <text:p text:style-name="P4"><text:span text:style-name="T1">Input:</text:span> <text:span text:style-name="T3">The quantity of stock being added.</text:span></text:p>
      <text:p text:style-name="P5"><text:span text:style-name="T1">Output:</text:span> <text:span text:style-name="T4">A message indicating that the stock has been recorded, or failed.</text:span></text:p>
      <text:p text:style-name="P6">1. <text:span text:style-name="T5">Senior staff clicks a link/button to view stocks.</text:span></text:p>
      <text:p text:style-name="P7">2. <text:span text:style-name="T6">System fetches all/subset of products.</text:span></text:p>
      <text:p text:style-name="P8">3. <text:span text:style-name="T7">System displays all/subset of stocks/products.</text:span></text:p>
      <text:p text:style-name="P9">4. <text:span text:style-name="T8">Senior staff selects an option to add a product’s stock.</text:span></text:p>
      <text:p text:style-name="P10">5. <text:span text:style-name="T9">System displays a form for adding product’s stock.</text:span></text:p>
      <text:p text:style-name="P11">6. <text:span text:style-name="T10">Senior staff adds a product’s stock.</text:span></text:p>
      <text:p text:style-name="P12">7. <text:span text:style-name="T11">System checks if form input does not violate any constraints.</text:span></text:p>
      <text:p text:style-name="P13">8. <text:span text:style-name="T12">System adds product’s stock.</text:span></text:p>
      <text:p text:style-name="P14">9. System displays a message indicating that stock is added.</text:p>
      <text:p text:style-name="P14"/>
      <text:p text:style-name="P15">Extensions</text:p>
      <text:p text:style-name="P16"/>
      <text:p text:style-name="P17">2a. No Stocks Found</text:p>
      <text:list xml:id="list3392603250" text:style-name="L1">
        <text:list-item>
          <text:p text:style-name="P18">System inform<text:span text:style-name="T13">s </text:span>senior staff that no stocks were found.</text:p>
        </text:list-item>
      </text:list>
      <text:p text:style-name="P19">7a. <text:span text:style-name="T14">Invalid Form Input</text:span></text:p>
      <text:list text:style-name="L2">
        <text:list-item>
          <text:p text:style-name="P20">System informs senior staff that form input violates constraints.</text:p>
        </text:list-item>
        <text:list-item>
          <text:p text:style-name="P21"><text:soft-page-break/>Senior staff can correct the input or cancel.</text:p>
        </text:list-item>
      </text:list>
      <text:p text:style-name="P22">_____________________________________________________</text:p>
      <text:p text:style-name="P23"><text:span text:style-name="T1">Use Case:</text:span> <text:span text:style-name="T2">Record </text:span><text:span text:style-name="T15">Outgoing</text:span><text:span text:style-name="T2"> Stock</text:span></text:p>
      <text:p text:style-name="P24"><text:span text:style-name="T1">Input:</text:span> <text:span text:style-name="T3">The quantity of stock being </text:span><text:span text:style-name="T16">deducted</text:span><text:span text:style-name="T3">.</text:span></text:p>
      <text:p text:style-name="P25"><text:span text:style-name="T1">Output:</text:span> <text:span text:style-name="T4">A message indicating that the stock has been </text:span><text:span text:style-name="T17">deducted</text:span><text:span text:style-name="T4">, or failed.</text:span></text:p>
      <text:p text:style-name="P26">1. <text:span text:style-name="T5">Senior staff clicks a link/button to view stocks.</text:span></text:p>
      <text:p text:style-name="P27">2. <text:span text:style-name="T6">System fetches all/subset of products.</text:span></text:p>
      <text:p text:style-name="P28">3. <text:span text:style-name="T7">System displays all/subset of stocks/products.</text:span></text:p>
      <text:p text:style-name="P29">4. <text:span text:style-name="T8">Senior staff selects an option to </text:span><text:span text:style-name="T18">deduct</text:span><text:span text:style-name="T8"> a product’s stock.</text:span></text:p>
      <text:p text:style-name="P30">5. <text:span text:style-name="T9">System displays a form for </text:span><text:span text:style-name="T19">deducting</text:span><text:span text:style-name="T9"> product’s stock.</text:span></text:p>
      <text:p text:style-name="P31">6. <text:span text:style-name="T10">Senior staff </text:span><text:span text:style-name="T20">deducts</text:span><text:span text:style-name="T10"> a product’s stock.</text:span></text:p>
      <text:p text:style-name="P32">7. <text:span text:style-name="T11">System checks if form input does not violate any constraints.</text:span></text:p>
      <text:p text:style-name="P33">8. <text:span text:style-name="T12">System </text:span><text:span text:style-name="T21">deducts</text:span><text:span text:style-name="T12"> product’s stock.</text:span></text:p>
      <text:p text:style-name="P34">9. System displays a message indicating that stock is <text:span text:style-name="T22">deducted</text:span>.</text:p>
      <text:p text:style-name="P34"/>
      <text:p text:style-name="P35">Extensions</text:p>
      <text:p text:style-name="P36"/>
      <text:p text:style-name="P37">2a. No Stocks Found</text:p>
      <text:list xml:id="list131428202135149" text:continue-list="list3392603250" text:style-name="L1">
        <text:list-item>
          <text:p text:style-name="P38">System inform<text:span text:style-name="T13">s </text:span>senior staff that no stocks were found.</text:p>
        </text:list-item>
      </text:list>
      <text:p text:style-name="P39">7a. <text:span text:style-name="T14">Invalid Form Input</text:span></text:p>
      <text:list text:style-name="L3">
        <text:list-item>
          <text:p text:style-name="P40">System informs senior staff that form input violates constraints.</text:p>
        </text:list-item>
        <text:list-item>
          <text:p text:style-name="P41">Senior staff can correct the input or cancel.</text:p>
        </text:list-item>
      </text:list>
      <text:p text:style-name="P42"><text:soft-page-break/>____________________________________________________<text:span text:style-name="T23">_</text:span></text:p>
      <text:p text:style-name="P43"><text:span text:style-name="T1">Use Case:</text:span> <text:span text:style-name="T2">Record </text:span><text:span text:style-name="T24">Stock</text:span><text:span text:style-name="T2"> </text:span><text:span text:style-name="T24">Adjustment</text:span></text:p>
      <text:p text:style-name="P44"><text:span text:style-name="T1">Input:</text:span> <text:span text:style-name="T3">The quantity of stock being </text:span><text:span text:style-name="T25">adjusted</text:span><text:span text:style-name="T3">.</text:span></text:p>
      <text:p text:style-name="P45"><text:span text:style-name="T1">Output:</text:span> <text:span text:style-name="T4">A message indicating that the stock has been </text:span><text:span text:style-name="T26">adjusted</text:span><text:span text:style-name="T4">, or failed.</text:span></text:p>
      <text:p text:style-name="P46">1. <text:span text:style-name="T5">Senior staff clicks a link/button to view stocks.</text:span></text:p>
      <text:p text:style-name="P47">2. <text:span text:style-name="T6">System fetches all/subset of products.</text:span></text:p>
      <text:p text:style-name="P48">3. <text:span text:style-name="T7">System displays all/subset of stocks/products.</text:span></text:p>
      <text:p text:style-name="P49">4. <text:span text:style-name="T8">Senior staff selects an option to </text:span><text:span text:style-name="T27">adjust</text:span><text:span text:style-name="T8"> a product’s stock.</text:span></text:p>
      <text:p text:style-name="P50">5. <text:span text:style-name="T9">System displays a form for </text:span><text:span text:style-name="T28">adjusting</text:span><text:span text:style-name="T9"> product’s stock.</text:span></text:p>
      <text:p text:style-name="P51">6. <text:span text:style-name="T10">Senior staff </text:span><text:span text:style-name="T29">adjust</text:span><text:span text:style-name="T30">s</text:span><text:span text:style-name="T10"> a product’s stock.</text:span></text:p>
      <text:p text:style-name="P52">7. <text:span text:style-name="T11">System checks if form input does not violate any constraints.</text:span></text:p>
      <text:p text:style-name="P53">8. <text:span text:style-name="T12">System </text:span><text:span text:style-name="T31">adjusts</text:span><text:span text:style-name="T12"> product’s stock.</text:span></text:p>
      <text:p text:style-name="P54">9. System displays a message indicating that stock is <text:span text:style-name="T32">adjusted</text:span>.</text:p>
      <text:p text:style-name="P54"/>
      <text:p text:style-name="P55">Extensions</text:p>
      <text:p text:style-name="P56"/>
      <text:p text:style-name="P57">2a. No Stocks Found</text:p>
      <text:list text:continue-list="list131428202135149" text:style-name="L1">
        <text:list-item>
          <text:p text:style-name="P58">System inform<text:span text:style-name="T13">s </text:span>senior staff that no stocks were found.</text:p>
        </text:list-item>
      </text:list>
      <text:p text:style-name="P59">7a. <text:span text:style-name="T14">Invalid Form Input</text:span></text:p>
      <text:list text:style-name="L4">
        <text:list-item>
          <text:p text:style-name="P60">System informs senior staff that form input violates constraints.</text:p>
        </text:list-item>
        <text:list-item>
          <text:p text:style-name="P61">Senior staff can correct the input or cancel.</text:p>
        </text:list-item>
      </text:list>
      <text:p text:style-name="P62">____________________________________________________<text:span text:style-name="T23">_</text:span></text:p>
      <text:p text:style-name="P63"><text:soft-page-break/><text:span text:style-name="T1">Use Case:</text:span> <text:span text:style-name="T33">View Stock Movement</text:span></text:p>
      <text:p text:style-name="P63"><text:span text:style-name="T1">Input:</text:span> <text:span text:style-name="T34">Product’s SKU.</text:span></text:p>
      <text:p text:style-name="P64"><text:span text:style-name="T1">Output:</text:span> <text:span text:style-name="T35">A view showing a trend/information about the sales of the stock/product.</text:span></text:p>
      <text:p text:style-name="P65">1. <text:span text:style-name="T36">Senior staff clicks a link/button </text:span><text:span text:style-name="T37">to view stocks.</text:span></text:p>
      <text:p text:style-name="P66">2. System fetches all/subset of stocks.</text:p>
      <text:p text:style-name="P66">3. <text:span text:style-name="T38">System displays stocks.</text:span></text:p>
      <text:p text:style-name="P67">4. <text:span text:style-name="T39">Senior staff selects an option to view stock movement.</text:span></text:p>
      <text:p text:style-name="P68">5. <text:span text:style-name="T40">System fetches </text:span><text:span text:style-name="T41">sales information of the stock.</text:span></text:p>
      <text:p text:style-name="P69">6. <text:span text:style-name="T42">System displays sales information.</text:span></text:p>
      <text:p text:style-name="P69"/>
      <text:p text:style-name="P70">Extensions</text:p>
      <text:p text:style-name="P71"/>
      <text:p text:style-name="P72">2a. Not Stocks Found</text:p>
      <text:list text:style-name="L5">
        <text:list-item>
          <text:p text:style-name="P73">System informs senior staff that no stock were found.</text:p>
        </text:list-item>
      </text:list>
      <text:p text:style-name="P74">5a. Not Sales Information Found</text:p>
      <text:list text:style-name="L6">
        <text:list-item>
          <text:p text:style-name="P75">System informs senior staff that no sales information were found.</text:p>
        </text:list-item>
      </text:list>
      <text:p text:style-name="P76">_____________________________________________________</text:p>
      <text:p text:style-name="P77"><text:span text:style-name="T1">Use Case:</text:span> <text:span text:style-name="T33">View Stock Level</text:span></text:p>
      <text:p text:style-name="P77"><text:span text:style-name="T1">Input:</text:span> Product’s SKU.</text:p>
      <text:p text:style-name="P77"><text:span text:style-name="T1">Output:</text:span> A product’s stock level with other necessary data.</text:p>
      <text:p text:style-name="P77">1. Senior staff clicks a link/button to <text:span text:style-name="T43">view stocks.</text:span></text:p>
      <text:p text:style-name="P78">2. System fetches stocks.</text:p>
      <text:p text:style-name="P78"><text:soft-page-break/>3. <text:span text:style-name="T44">System displays stocks.</text:span></text:p>
      <text:p text:style-name="P79">4. Senior staff selects a stock whose stock level to view.</text:p>
      <text:p text:style-name="P79">5. System displays view showing the stock’s level and other necessary information.</text:p>
      <text:p text:style-name="P79"/>
      <text:p text:style-name="P80">Extensions</text:p>
      <text:p text:style-name="P79"/>
      <text:p text:style-name="P81">2a. Not Stocks Found</text:p>
      <text:list text:style-name="L7">
        <text:list-item>
          <text:p text:style-name="P82">System informs senior staff that no stock<text:span text:style-name="T45">s</text:span> were found.</text:p>
        </text:list-item>
      </text:list>
      <text:p text:style-name="P83">_____________________________________________________</text:p>
      <text:p text:style-name="P84"><text:span text:style-name="T1">Use Case:</text:span> <text:span text:style-name="T46">Add Transaction Reason</text:span></text:p>
      <text:p text:style-name="P85"><text:span text:style-name="T1">Input:</text:span> <text:span text:style-name="T47">A new transaction reason.</text:span></text:p>
      <text:p text:style-name="P86"><text:span text:style-name="T1">Output:</text:span> A message indicating <text:span text:style-name="T48">that the transaction reason is added or failed to be added.</text:span></text:p>
      <text:p text:style-name="P87">1. <text:span text:style-name="T49">Senior staff </text:span><text:span text:style-name="T50">clicks </text:span><text:span text:style-name="T51">a link/button to view transaction reasons.</text:span></text:p>
      <text:p text:style-name="P88">2. <text:span text:style-name="T52">System fetches transaction reasons.</text:span></text:p>
      <text:p text:style-name="P89">3. <text:span text:style-name="T53">System displays transaction reasons.</text:span></text:p>
      <text:p text:style-name="P90">4. <text:span text:style-name="T54">Senior staff clicks </text:span><text:span text:style-name="T55">a </text:span><text:span text:style-name="T54">link/button to add a new transaction reason.</text:span></text:p>
      <text:p text:style-name="P91">5. <text:span text:style-name="T56">System displays </text:span><text:span text:style-name="T57">a form for adding a new transaction reason.</text:span></text:p>
      <text:p text:style-name="P92">6. <text:span text:style-name="T58">Senior staff add</text:span><text:span text:style-name="T59">s</text:span><text:span text:style-name="T58"> a new transaction reason.</text:span></text:p>
      <text:p text:style-name="P93">7. <text:span text:style-name="T59">System records a new transaction reason.</text:span></text:p>
      <text:p text:style-name="P94">8. System displays a message indicating that a new transaction reason has been added.</text:p>
      <text:p text:style-name="P94"/>
      <text:p text:style-name="P95"><text:soft-page-break/>Extensions</text:p>
      <text:p text:style-name="P96"/>
      <text:p text:style-name="P97">2a. No Transaction Reasons Found</text:p>
      <text:list text:style-name="L8">
        <text:list-item>
          <text:p text:style-name="P98">System informs senior staff that no transaction reasons were found.</text:p>
        </text:list-item>
      </text:list>
      <text:p text:style-name="P99">_____________________________________________________</text:p>
      <text:p text:style-name="P100"><text:span text:style-name="T1">Use Case:</text:span> <text:span text:style-name="T60">Delete</text:span><text:span text:style-name="T46"> Transaction Reason</text:span></text:p>
      <text:p text:style-name="P101"><text:span text:style-name="T1">Input:</text:span> <text:span text:style-name="T47">A</text:span><text:span text:style-name="T61">n identifier for a transaction reason.</text:span></text:p>
      <text:p text:style-name="P102"><text:span text:style-name="T1">Output:</text:span> A message indicating <text:span text:style-name="T48">that the transaction reason is </text:span><text:span text:style-name="T62">delete</text:span><text:span text:style-name="T63">d</text:span><text:span text:style-name="T48"> or failed to be </text:span><text:span text:style-name="T64">deleted</text:span><text:span text:style-name="T48">.</text:span></text:p>
      <text:p text:style-name="P103">1. <text:span text:style-name="T49">Senior staff </text:span><text:span text:style-name="T50">clicks </text:span><text:span text:style-name="T51">a link/button to view transaction reasons.</text:span></text:p>
      <text:p text:style-name="P104">2. <text:span text:style-name="T52">System fetches transaction reasons.</text:span></text:p>
      <text:p text:style-name="P105">3. <text:span text:style-name="T53">System displays transaction reasons.</text:span></text:p>
      <text:p text:style-name="P106">4. <text:span text:style-name="T54">Senior staff clicks </text:span><text:span text:style-name="T55">a </text:span><text:span text:style-name="T54">link/button to </text:span><text:span text:style-name="T65">delet</text:span><text:span text:style-name="T66">e</text:span><text:span text:style-name="T54"> </text:span><text:span text:style-name="T67">a </text:span><text:span text:style-name="T54">transaction reason.</text:span></text:p>
      <text:p text:style-name="P107"><text:span text:style-name="T68">5</text:span>. <text:span text:style-name="T59">System </text:span><text:span text:style-name="T68">deletes </text:span><text:span text:style-name="T59">a </text:span><text:span text:style-name="T69">t</text:span><text:span text:style-name="T59">ransaction reason.</text:span></text:p>
      <text:p text:style-name="P108"><text:span text:style-name="T70">6</text:span>. System displays a message indicating that <text:span text:style-name="T71">the </text:span>transaction reason has been <text:span text:style-name="T72">deleted.</text:span></text:p>
      <text:p text:style-name="P108"/>
      <text:p text:style-name="P109">Extensions</text:p>
      <text:p text:style-name="P110"/>
      <text:p text:style-name="P111">2a. No Transaction Reasons Found</text:p>
      <text:list text:continue-numbering="true" text:style-name="L8">
        <text:list-item>
          <text:p text:style-name="P112">System informs senior staff that no transaction reasons were found.</text:p>
        </text:list-item>
      </text:list>
      <text:p text:style-name="P113">_____________________________________________________</text:p>
      <text:p text:style-name="P114"><text:soft-page-break/><text:span text:style-name="T1">Use Case:</text:span> <text:span text:style-name="T73">View</text:span><text:span text:style-name="T46"> Transaction Reason</text:span><text:span text:style-name="T73">s</text:span></text:p>
      <text:p text:style-name="P115"><text:span text:style-name="T1">Input:</text:span> <text:span text:style-name="T74">None</text:span></text:p>
      <text:p text:style-name="P116"><text:span text:style-name="T1">Output:</text:span> <text:span text:style-name="T75">A view showing transaction reasons.</text:span></text:p>
      <text:p text:style-name="P117">1. <text:span text:style-name="T49">Senior staff </text:span><text:span text:style-name="T50">clicks </text:span><text:span text:style-name="T51">a link/button to view transaction reasons.</text:span></text:p>
      <text:p text:style-name="P118">2. <text:span text:style-name="T52">System fetches transaction reasons.</text:span></text:p>
      <text:p text:style-name="P119">3. <text:span text:style-name="T53">System displays transaction reasons.</text:span></text:p>
      <text:p text:style-name="P119"/>
      <text:p text:style-name="P120">Extensions</text:p>
      <text:p text:style-name="P121"/>
      <text:p text:style-name="P122">2a. No Transaction Reasons Found</text:p>
      <text:list text:continue-numbering="true" text:style-name="L8">
        <text:list-item>
          <text:p text:style-name="P123">System informs senior staff that no transaction reasons were found.</text:p>
        </text:list-item>
      </text:list>
      <text:p text:style-name="P124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3:34:58.800466656</meta:creation-date>
    <dc:date>2025-12-03T13:14:27.256716479</dc:date>
    <meta:editing-duration>PT10H19M31S</meta:editing-duration>
    <meta:editing-cycles>148</meta:editing-cycles>
    <meta:generator>LibreOffice/25.8.3.2$Linux_X86_64 LibreOffice_project/580$Build-2</meta:generator>
    <meta:document-statistic meta:table-count="0" meta:image-count="0" meta:object-count="0" meta:page-count="7" meta:paragraph-count="123" meta:word-count="842" meta:character-count="5597" meta:non-whitespace-character-count="4893"/>
  </office:meta>
</office:document-meta>
</file>